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3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4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5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6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7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8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9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0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1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2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3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0.9472in"/>
    </style:style>
    <style:style style:name="TableColumn4" style:family="table-column">
      <style:table-column-properties style:column-width="1.943in"/>
    </style:style>
    <style:style style:name="Table2" style:family="table">
      <style:table-properties style:width="2.8902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none" fo:border-left="none" fo:border-bottom="0.0034in solid #000000" fo:border-right="none" style:vertical-align="bottom" fo:padding-top="0in" fo:padding-left="0.075in" fo:padding-bottom="0in" fo:padding-right="0.075in"/>
    </style:style>
    <style:style style:name="TableCell7" style:family="table-cell">
      <style:table-cell-properties fo:border-top="none" fo:border-left="none" fo:border-bottom="0.0034in solid #000000" fo:border-right="none" style:vertical-align="bottom" fo:padding-top="0in" fo:padding-left="0.075in" fo:padding-bottom="0in" fo:padding-right="0.075in"/>
    </style:style>
    <style:style style:name="TableRow8" style:family="table-row">
      <style:table-row-properties/>
    </style:style>
    <style:style style:name="TableCell9" style:family="table-cell">
      <style:table-cell-properties fo:border="none" fo:padding-top="0in" fo:padding-left="0.075in" fo:padding-bottom="0in" fo:padding-right="0.075in"/>
    </style:style>
    <style:style style:name="TableCell10" style:family="table-cell">
      <style:table-cell-properties fo:border="none" fo:padding-top="0in" fo:padding-left="0.075in" fo:padding-bottom="0in" fo:padding-right="0.075in"/>
    </style:style>
    <style:style style:name="TableRow11" style:family="table-row">
      <style:table-row-properties/>
    </style:style>
    <style:style style:name="TableCell12" style:family="table-cell">
      <style:table-cell-properties fo:border="none" fo:padding-top="0in" fo:padding-left="0.075in" fo:padding-bottom="0in" fo:padding-right="0.075in"/>
    </style:style>
    <style:style style:name="TableCell13" style:family="table-cell">
      <style:table-cell-properties fo:border="none" fo:padding-top="0in" fo:padding-left="0.075in" fo:padding-bottom="0in" fo:padding-right="0.075in"/>
    </style:style>
    <style:style style:name="TableRow14" style:family="table-row">
      <style:table-row-properties/>
    </style:style>
    <style:style style:name="TableCell15" style:family="table-cell">
      <style:table-cell-properties fo:border="none" fo:padding-top="0in" fo:padding-left="0.075in" fo:padding-bottom="0in" fo:padding-right="0.075in"/>
    </style:style>
    <style:style style:name="TableCell16" style:family="table-cell">
      <style:table-cell-properties fo:border="none" fo:padding-top="0in" fo:padding-left="0.075in" fo:padding-bottom="0in" fo:padding-right="0.075in"/>
    </style:style>
    <style:style style:name="TableRow17" style:family="table-row">
      <style:table-row-properties/>
    </style:style>
    <style:style style:name="TableCell18" style:family="table-cell">
      <style:table-cell-properties fo:border="none" fo:padding-top="0in" fo:padding-left="0.075in" fo:padding-bottom="0in" fo:padding-right="0.075in"/>
    </style:style>
    <style:style style:name="TableCell19" style:family="table-cell">
      <style:table-cell-properties fo:border="none" fo:padding-top="0in" fo:padding-left="0.075in" fo:padding-bottom="0in" fo:padding-right="0.075in"/>
    </style:style>
    <style:style style:name="P20" style:parent-style-name="Compact" style:family="paragraph"/>
    <style:style style:name="P21" style:parent-style-name="Compact" style:family="paragraph"/>
    <style:style style:name="P22" style:parent-style-name="Compact" style:family="paragraph"/>
    <style:style style:name="P23" style:parent-style-name="Compact" style:family="paragraph"/>
    <style:style style:name="P24" style:parent-style-name="Compact" style:family="paragraph"/>
    <style:style style:name="P25" style:parent-style-name="Compact" style:family="paragraph"/>
    <style:style style:name="P26" style:parent-style-name="Compact" style:family="paragraph"/>
    <style:style style:name="P27" style:parent-style-name="Compact" style:family="paragraph"/>
    <style:style style:name="P28" style:parent-style-name="Compact" style:family="paragraph"/>
    <style:style style:name="P29" style:parent-style-name="Compact" style:family="paragraph"/>
    <style:style style:name="P30" style:parent-style-name="Compact" style:family="paragraph"/>
    <style:style style:name="P31" style:parent-style-name="Compact" style:family="paragraph"/>
    <style:style style:name="P32" style:parent-style-name="Compact" style:family="paragraph"/>
    <style:style style:name="P33" style:parent-style-name="Compact" style:family="paragraph"/>
    <style:style style:name="P34" style:parent-style-name="Compact" style:family="paragraph"/>
    <style:style style:name="P35" style:parent-style-name="Compact" style:family="paragraph"/>
    <style:style style:name="P36" style:parent-style-name="Compact" style:family="paragraph"/>
    <style:style style:name="P37" style:parent-style-name="Compact" style:family="paragraph"/>
    <style:style style:name="P38" style:parent-style-name="Compact" style:family="paragraph"/>
    <style:style style:name="P39" style:parent-style-name="Compact" style:family="paragraph"/>
    <style:style style:name="P40" style:parent-style-name="Compact" style:family="paragraph"/>
    <style:style style:name="P41" style:parent-style-name="Compact" style:family="paragraph"/>
    <style:style style:name="P42" style:parent-style-name="Compact" style:family="paragraph"/>
    <style:style style:name="P43" style:parent-style-name="Compact" style:family="paragraph"/>
    <style:style style:name="P44" style:parent-style-name="Compact" style:family="paragraph"/>
    <style:style style:name="P45" style:parent-style-name="Compact" style:family="paragraph"/>
    <style:style style:name="P46" style:parent-style-name="Compact" style:family="paragraph"/>
    <style:style style:name="P47" style:parent-style-name="Compact" style:family="paragraph"/>
    <style:style style:name="P48" style:parent-style-name="Compact" style:family="paragraph"/>
    <style:style style:name="P49" style:parent-style-name="Compact" style:family="paragraph"/>
    <style:style style:name="P50" style:parent-style-name="Compact" style:family="paragraph"/>
    <style:style style:name="P51" style:parent-style-name="Compact" style:family="paragraph"/>
    <style:style style:name="P52" style:parent-style-name="Compact" style:family="paragraph"/>
    <style:style style:name="P53" style:parent-style-name="Compact" style:family="paragraph"/>
    <style:style style:name="P54" style:parent-style-name="Compact" style:family="paragraph"/>
    <style:style style:name="P55" style:parent-style-name="Compact" style:family="paragraph"/>
    <style:style style:name="P56" style:parent-style-name="Compact" style:family="paragraph"/>
    <style:style style:name="P57" style:parent-style-name="Compact" style:family="paragraph"/>
    <style:style style:name="P58" style:parent-style-name="Compact" style:family="paragraph"/>
    <style:style style:name="P59" style:parent-style-name="Compact" style:family="paragraph"/>
    <style:style style:name="P60" style:parent-style-name="Compact" style:family="paragraph"/>
    <style:style style:name="P61" style:parent-style-name="Compact" style:family="paragraph"/>
    <style:style style:name="P62" style:parent-style-name="Compact" style:family="paragraph"/>
    <style:style style:name="P63" style:parent-style-name="Compact" style:family="paragraph"/>
    <style:style style:name="TableColumn65" style:family="table-column">
      <style:table-column-properties style:column-width="1.5319in"/>
    </style:style>
    <style:style style:name="TableColumn66" style:family="table-column">
      <style:table-column-properties style:column-width="1.4861in"/>
    </style:style>
    <style:style style:name="TableColumn67" style:family="table-column">
      <style:table-column-properties style:column-width="1.7597in"/>
    </style:style>
    <style:style style:name="TableColumn68" style:family="table-column">
      <style:table-column-properties style:column-width="1.5388in"/>
    </style:style>
    <style:style style:name="Table64" style:family="table">
      <style:table-properties style:width="6.3166in" fo:margin-left="0.3333in" table:align="lef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Compact" style:family="paragraph"/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Compact" style:family="paragraph"/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Compact" style:family="paragraph"/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Compact" style:family="paragraph"/>
    <style:style style:name="TableRow78" style:family="table-row">
      <style:table-row-properties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Compact" style:family="paragraph"/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Compact" style:family="paragraph"/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Compact" style:family="paragraph"/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Compact" style:family="paragraph"/>
    <style:style style:name="TableRow87" style:family="table-row">
      <style:table-row-properties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Compact" style:family="paragraph"/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Compact" style:family="paragraph"/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Compact" style:family="paragraph"/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Compact" style:family="paragraph"/>
    <style:style style:name="TableRow96" style:family="table-row">
      <style:table-row-properties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Compact" style:family="paragraph"/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Compact" style:family="paragraph"/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Compact" style:family="paragraph"/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Compact" style:family="paragraph"/>
    <style:style style:name="TableRow105" style:family="table-row">
      <style:table-row-properties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Compact" style:family="paragraph"/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Compact" style:family="paragraph"/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Compact" style:family="paragraph"/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Compact" style:family="paragraph"/>
    <style:style style:name="TableRow114" style:family="table-row">
      <style:table-row-properties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Compact" style:family="paragraph"/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Compact" style:family="paragraph"/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Compact" style:family="paragraph"/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Compact" style:family="paragraph"/>
    <style:style style:name="TableRow123" style:family="table-row">
      <style:table-row-properties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Compact" style:family="paragraph"/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Compact" style:family="paragraph"/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Compact" style:family="paragraph"/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Compact" style:family="paragraph"/>
    <style:style style:name="TableRow132" style:family="table-row">
      <style:table-row-properties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Compact" style:family="paragraph"/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Compact" style:family="paragraph"/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Compact" style:family="paragraph"/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Compact" style:family="paragraph"/>
    <style:style style:name="TableRow141" style:family="table-row">
      <style:table-row-properties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Compact" style:family="paragraph"/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Compact" style:family="paragraph"/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Compact" style:family="paragraph"/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Compact" style:family="paragraph"/>
    <style:style style:name="TableRow150" style:family="table-row">
      <style:table-row-properties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Compact" style:family="paragraph"/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Compact" style:family="paragraph"/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Compact" style:family="paragraph"/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Compact" style:family="paragraph"/>
    <style:style style:name="TableRow159" style:family="table-row">
      <style:table-row-properties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Compact" style:family="paragraph"/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Compact" style:family="paragraph"/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Compact" style:family="paragraph"/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Compact" style:family="paragraph"/>
    <style:style style:name="TableRow168" style:family="table-row">
      <style:table-row-properties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Compact" style:family="paragraph"/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Compact" style:family="paragraph"/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Compact" style:family="paragraph"/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Compact" style:family="paragraph"/>
    <style:style style:name="TableRow177" style:family="table-row">
      <style:table-row-properties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Compact" style:family="paragraph"/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Compact" style:family="paragraph"/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Compact" style:family="paragraph"/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Compact" style:family="paragraph"/>
    <style:style style:name="TableRow186" style:family="table-row">
      <style:table-row-properties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Compact" style:family="paragraph"/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Compact" style:family="paragraph"/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Compact" style:family="paragraph"/>
    <style:style style:name="TableCell193" style:family="table-cell">
      <style:table-cell-properties fo:border="0.0069in solid #000000" fo:padding-top="0in" fo:padding-left="0.075in" fo:padding-bottom="0in" fo:padding-right="0.075in"/>
    </style:style>
    <style:style style:name="P194" style:parent-style-name="Compact" style:family="paragraph"/>
    <style:style style:name="TableRow195" style:family="table-row">
      <style:table-row-properties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P197" style:parent-style-name="Compact" style:family="paragraph"/>
    <style:style style:name="TableCell198" style:family="table-cell">
      <style:table-cell-properties fo:border="0.0069in solid #000000" fo:padding-top="0in" fo:padding-left="0.075in" fo:padding-bottom="0in" fo:padding-right="0.075in"/>
    </style:style>
    <style:style style:name="P199" style:parent-style-name="Compact" style:family="paragraph"/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Compact" style:family="paragraph"/>
    <style:style style:name="TableCell202" style:family="table-cell">
      <style:table-cell-properties fo:border="0.0069in solid #000000" fo:padding-top="0in" fo:padding-left="0.075in" fo:padding-bottom="0in" fo:padding-right="0.075in"/>
    </style:style>
    <style:style style:name="P203" style:parent-style-name="Compact" style:family="paragraph"/>
    <style:style style:name="TableRow204" style:family="table-row">
      <style:table-row-properties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Compact" style:family="paragraph"/>
    <style:style style:name="TableCell207" style:family="table-cell">
      <style:table-cell-properties fo:border="0.0069in solid #000000" fo:padding-top="0in" fo:padding-left="0.075in" fo:padding-bottom="0in" fo:padding-right="0.075in"/>
    </style:style>
    <style:style style:name="P208" style:parent-style-name="Compact" style:family="paragraph"/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Compact" style:family="paragraph"/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Compact" style:family="paragraph"/>
    <style:style style:name="TableRow213" style:family="table-row">
      <style:table-row-properties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P215" style:parent-style-name="Compact" style:family="paragraph"/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Compact" style:family="paragraph"/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Compact" style:family="paragraph"/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Compact" style:family="paragraph"/>
  </office:automatic-styles>
  <office:body>
    <office:text text:use-soft-page-breaks="true">
      <text:h text:style-name="P1" text:outline-level="1"><text:bookmark-start text:name="sammy-lao"/>Sammy Lao</text:h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Compact"><text:bookmark-end text:name="sammy-lao"/>Contact Me</text:p>
          </table:table-cell>
          <table:table-cell table:style-name="TableCell7">
            <text:p text:style-name="Normal"/>
          </table:table-cell>
        </table:table-row>
        <table:table-row table:style-name="TableRow8">
          <table:table-cell table:style-name="TableCell9">
            <text:p text:style-name="Compact">Address</text:p>
          </table:table-cell>
          <table:table-cell table:style-name="TableCell10">
            <text:p text:style-name="Compact">85 Roseheath Drive</text:p>
          </table:table-cell>
        </table:table-row>
        <table:table-row table:style-name="TableRow11">
          <table:table-cell table:style-name="TableCell12">
            <text:p text:style-name="Compact">Email</text:p>
          </table:table-cell>
          <table:table-cell table:style-name="TableCell13">
            <text:p text:style-name="Compact">sammy.lao@outlook.com</text:p>
          </table:table-cell>
        </table:table-row>
        <table:table-row table:style-name="TableRow14">
          <table:table-cell table:style-name="TableCell15">
            <text:p text:style-name="Compact">Twitter</text:p>
          </table:table-cell>
          <table:table-cell table:style-name="TableCell16">
            <text:p text:style-name="Compact">@razorgoto</text:p>
          </table:table-cell>
        </table:table-row>
        <table:table-row table:style-name="TableRow17">
          <table:table-cell table:style-name="TableCell18">
            <text:p text:style-name="Compact">Tel</text:p>
          </table:table-cell>
          <table:table-cell table:style-name="TableCell19">
            <text:p text:style-name="Compact">416-832-8000</text:p>
          </table:table-cell>
        </table:table-row>
      </table:table>
      <text:h text:style-name="Heading1" text:outline-level="1"><text:bookmark-start text:name="work-experience"/>Work Experience</text:h>
      <text:h text:style-name="Heading2" text:outline-level="2"><text:bookmark-start text:name="weston-forest-group"/><text:bookmark-end text:name="work-experience"/>Weston Forest Group</text:h>
      <text:h text:style-name="Heading3" text:outline-level="3"><text:bookmark-start text:name="technical-writer"/><text:bookmark-end text:name="weston-forest-group"/>Technical Writer</text:h>
      <text:p text:style-name="Normal"><text:bookmark-end text:name="technical-writer"/>March 2008 to<text:s/>Present</text:p>
      <text:list text:style-name="LFO1" text:continue-numbering="true">
        <text:list-item>
          <text:p text:style-name="P20">Draft operational policies</text:p>
        </text:list-item>
        <text:list-item>
          <text:p text:style-name="P21">Convert approved policies into work breakdown structures</text:p>
        </text:list-item>
        <text:list-item>
          <text:p text:style-name="P22">Create user manuals for software systems</text:p>
        </text:list-item>
        <text:list-item>
          <text:p text:style-name="P23">Create planning documents for software implementation</text:p>
        </text:list-item>
        <text:list-item>
          <text:p text:style-name="P24">Create curriculum and teach users on software systems</text:p>
        </text:list-item>
        <text:list-item>
          <text:p text:style-name="P25">Co-ordinate<text:s/>industry and regulatory programs: FSC, SFI, C-TPAT, ISPM-15</text:p>
        </text:list-item>
        <text:list-item>
          <text:p text:style-name="P26">Create project documentation, requirements, timeline for company-wide systems implementation</text:p>
        </text:list-item>
      </text:list>
      <text:h text:style-name="Heading3" text:outline-level="3"><text:bookmark-start text:name="process-analyst"/>Process Analyst</text:h>
      <text:p text:style-name="Normal"><text:bookmark-end text:name="process-analyst"/>July 2008 to Dec 2009</text:p>
      <text:list text:style-name="LFO2" text:continue-numbering="true">
        <text:list-item>
          <text:p text:style-name="P27">Create standard operating procedures</text:p>
        </text:list-item>
        <text:list-item>
          <text:p text:style-name="P28">Create work flow diagrams for existing and planned processes</text:p>
        </text:list-item>
        <text:list-item>
          <text:p text:style-name="P29">Create curriculum material for employee training</text:p>
        </text:list-item>
        <text:list-item>
          <text:p text:style-name="P30">Implement custom company-wide ERP system</text:p>
        </text:list-item>
      </text:list>
      <text:h text:style-name="Heading3" text:outline-level="3"><text:bookmark-start text:name="jr.-technical-writer-internship"/>Jr. Technical Writer (Internship)</text:h>
      <text:p text:style-name="Normal"><text:bookmark-end text:name="jr.-technical-writer-internship"/>Jan 2007 to April 2007</text:p>
      <text:list text:style-name="LFO3" text:continue-numbering="true">
        <text:list-item>
          <text:p text:style-name="P31">Develop an internal user guides for back office employees</text:p>
        </text:list-item>
        <text:list-item>
          <text:p text:style-name="P32">Develop corporate<text:s/>IT usage guideline for technology resources</text:p>
        </text:list-item>
        <text:list-item>
          <text:p text:style-name="P33">Document business critical procedures for the IT department</text:p>
        </text:list-item>
      </text:list>
      <text:h text:style-name="Heading2" text:outline-level="2"><text:bookmark-start text:name="free-geek-toronto"/><text:soft-page-break/>Free Geek Toronto</text:h>
      <text:h text:style-name="Heading3" text:outline-level="3"><text:bookmark-start text:name="executive-director"/><text:bookmark-end text:name="free-geek-toronto"/>Executive Director</text:h>
      <text:p text:style-name="Normal"><text:bookmark-end text:name="executive-director"/>February 2012 – April 2013</text:p>
      <text:list text:style-name="LFO4" text:continue-numbering="true">
        <text:list-item>
          <text:p text:style-name="P34">Ensure ongoing program excellence, fundraising, and consistent quality of finance and administration</text:p>
        </text:list-item>
        <text:list-item>
          <text:p text:style-name="P35">Engage and energize volunteers, board members, partnering organizations and funders</text:p>
        </text:list-item>
        <text:list-item>
          <text:p text:style-name="P36">Oversee the implementation of a Learning Management System</text:p>
        </text:list-item>
        <text:list-item>
          <text:p text:style-name="P37">Develop, maintain, and support a strong board of directors</text:p>
        </text:list-item>
      </text:list>
      <text:h text:style-name="Heading3" text:outline-level="3"><text:bookmark-start text:name="chief-technology-officer"/>Chief Technology Officer</text:h>
      <text:p text:style-name="Normal"><text:bookmark-end text:name="chief-technology-officer"/>June 2011 to February 2012</text:p>
      <text:list text:style-name="LFO5" text:continue-numbering="true">
        <text:list-item>
          <text:p text:style-name="P38">Consult on technical hardware sales</text:p>
        </text:list-item>
        <text:list-item>
          <text:p text:style-name="P39">Coordinate tech-driven volunteers</text:p>
        </text:list-item>
        <text:list-item>
          <text:p text:style-name="P40">Create IT security policies</text:p>
        </text:list-item>
        <text:list-item>
          <text:p text:style-name="P41">Implement a Customer Relationship Management System (CRM)</text:p>
        </text:list-item>
        <text:list-item>
          <text:p text:style-name="P42">Manage Volunteer Management system</text:p>
        </text:list-item>
      </text:list>
      <text:h text:style-name="Heading3" text:outline-level="3"><text:bookmark-start text:name="webmaster---social-media-outreach"/>Webmaster - Social Media &amp;<text:s/>Outreach</text:h>
      <text:p text:style-name="Normal"><text:bookmark-end text:name="webmaster---social-media-outreach"/>Dec 2009 to Jun 2011</text:p>
      <text:list text:style-name="LFO6" text:continue-numbering="true">
        <text:list-item>
          <text:p text:style-name="P43">Manage Drupal instance</text:p>
        </text:list-item>
        <text:list-item>
          <text:p text:style-name="P44">Implement a new email system</text:p>
        </text:list-item>
        <text:list-item>
          <text:p text:style-name="P45">Create use case documents for existing software resources</text:p>
        </text:list-item>
        <text:list-item>
          <text:p text:style-name="P46">Organize Toronto Linuxfest</text:p>
        </text:list-item>
      </text:list>
      <text:h text:style-name="Heading2" text:outline-level="2"><text:bookmark-start text:name="happy-hours-school-of-bartending"/>Happy Hours School of Bartending</text:h>
      <text:h text:style-name="Heading3" text:outline-level="3"><text:bookmark-start text:name="trainer"/><text:bookmark-end text:name="happy-hours-school-of-bartending"/>Trainer</text:h>
      <text:p text:style-name="Normal"><text:bookmark-end text:name="trainer"/>2005 - 2007</text:p>
      <text:list text:style-name="LFO7" text:continue-numbering="true">
        <text:list-item>
          <text:p text:style-name="P47">Teach the Smart Serve Ontario certification program for alcohol service</text:p>
        </text:list-item>
        <text:list-item>
          <text:p text:style-name="P48">Teaching/showing the tricks of the trade to aspiring bartenders</text:p>
        </text:list-item>
        <text:list-item>
          <text:p text:style-name="P49">Entertain and inspire corporate clients at events</text:p>
        </text:list-item>
        <text:list-item>
          <text:p text:style-name="P50">Create, organize and execute promotional events</text:p>
        </text:list-item>
        <text:list-item>
          <text:p text:style-name="P51">Develop syllabus and training material for instruction</text:p>
        </text:list-item>
      </text:list>
      <text:h text:style-name="Heading2" text:outline-level="2"><text:bookmark-start text:name="computershare-fund-services"/><text:soft-page-break/>Computershare Fund Services</text:h>
      <text:h text:style-name="Heading3" text:outline-level="3"><text:bookmark-start text:name="proxy-agent"/><text:bookmark-end text:name="computershare-fund-services"/>Proxy Agent</text:h>
      <text:p text:style-name="Normal"><text:bookmark-end text:name="proxy-agent"/>2006</text:p>
      <text:list text:style-name="LFO8" text:continue-numbering="true">
        <text:list-item>
          <text:p text:style-name="P52">Explain changes to fund investments in a clear and understandable manner</text:p>
        </text:list-item>
        <text:list-item>
          <text:p text:style-name="P53">Assist clients with their mutual fund accounts</text:p>
        </text:list-item>
        <text:list-item>
          <text:p text:style-name="P54">Guide customers with their investments</text:p>
        </text:list-item>
        <text:list-item>
          <text:p text:style-name="P55">Answer phone calls regarding account<text:s/>activity</text:p>
        </text:list-item>
      </text:list>
      <text:h text:style-name="Heading2" text:outline-level="2"><text:bookmark-start text:name="regent-park-focus"/>Regent Park Focus</text:h>
      <text:h text:style-name="Heading3" text:outline-level="3"><text:bookmark-start text:name="community-reporter"/><text:bookmark-end text:name="regent-park-focus"/>Community Reporter</text:h>
      <text:p text:style-name="Normal"><text:bookmark-end text:name="community-reporter"/>2005</text:p>
      <text:list text:style-name="LFO9" text:continue-numbering="true">
        <text:list-item>
          <text:p text:style-name="P56">Write print stories for youths between 13–24 years</text:p>
        </text:list-item>
        <text:list-item>
          <text:p text:style-name="P57">Co-host a weekly audio segment in the Regent Park community</text:p>
        </text:list-item>
      </text:list>
      <text:h text:style-name="Heading2" text:outline-level="2"><text:bookmark-start text:name="canada-border-services-agency"/>Canada Border Services Agency</text:h>
      <text:h text:style-name="Heading3" text:outline-level="3"><text:bookmark-start text:name="customs-inspector"/><text:bookmark-end text:name="canada-border-services-agency"/>Customs Inspector</text:h>
      <text:p text:style-name="Normal"><text:bookmark-end text:name="customs-inspector"/>2002</text:p>
      <text:list text:style-name="LFO10" text:continue-numbering="true">
        <text:list-item>
          <text:p text:style-name="P58">Greet and interviews travellers</text:p>
        </text:list-item>
        <text:list-item>
          <text:p text:style-name="P59">Check<text:s/>documents to make sure all travellers are eligible for entry</text:p>
        </text:list-item>
        <text:list-item>
          <text:p text:style-name="P60">Check all goods are declared and applicable duties are collected</text:p>
        </text:list-item>
        <text:list-item>
          <text:p text:style-name="P61">Check animals and plants are admissible into Canada</text:p>
        </text:list-item>
      </text:list>
      <text:h text:style-name="Heading1" text:outline-level="1"><text:bookmark-start text:name="education"/>Education</text:h>
      <text:h text:style-name="Heading2" text:outline-level="2"><text:bookmark-start text:name="seneca-college"/><text:bookmark-end text:name="education"/>Seneca College</text:h>
      <text:h text:style-name="Heading3" text:outline-level="3"><text:bookmark-start text:name="graduate-certificate-in-technical-commun"/><text:bookmark-end text:name="seneca-college"/>Graduate Certificate in Technical Communication</text:h>
      <text:p text:style-name="Normal"><text:bookmark-end text:name="graduate-certificate-in-technical-commun"/>2007</text:p>
      <text:list text:style-name="LFO11" text:continue-numbering="true">
        <text:list-item>
          <text:p text:style-name="P62">Learn to design, research, draft, edit and produce technical documents for a wide range of audiences and purposes</text:p>
        </text:list-item>
      </text:list>
      <text:h text:style-name="Heading2" text:outline-level="2"><text:bookmark-start text:name="queens-university"/><text:soft-page-break/>Queen's University</text:h>
      <text:h text:style-name="Heading3" text:outline-level="3"><text:bookmark-start text:name="bachelor-of-arts-in-political-studies"/><text:bookmark-end text:name="queens-university"/>Bachelor of Arts in Political Studies</text:h>
      <text:p text:style-name="Normal"><text:bookmark-end text:name="bachelor-of-arts-in-political-studies"/>2004</text:p>
      <text:list text:style-name="LFO12" text:continue-numbering="true">
        <text:list-item>
          <text:p text:style-name="P63">Learn to speak and write clearly</text:p>
        </text:list-item>
      </text:list>
      <text:h text:style-name="Heading1" text:outline-level="1"><text:bookmark-start text:name="skills"/>Skills</text:h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list text:style-name="LFO13" text:continue-numbering="true">
              <text:list-item>
                <text:p text:style-name="P71"><text:bookmark-end text:name="skills"/>Technical Writing</text:p>
              </text:list-item>
            </text:list>
          </table:table-cell>
          <table:table-cell table:style-name="TableCell72">
            <text:list text:style-name="LFO13" text:continue-numbering="true">
              <text:list-item>
                <text:p text:style-name="P73">Corporate Policy</text:p>
              </text:list-item>
            </text:list>
          </table:table-cell>
          <table:table-cell table:style-name="TableCell74">
            <text:list text:style-name="LFO13" text:continue-numbering="true">
              <text:list-item>
                <text:p text:style-name="P75">Process Mapping</text:p>
              </text:list-item>
            </text:list>
          </table:table-cell>
          <table:table-cell table:style-name="TableCell76">
            <text:list text:style-name="LFO13" text:continue-numbering="true">
              <text:list-item>
                <text:p text:style-name="P77">Training &amp; Development</text:p>
              </text:list-item>
            </text:list>
          </table:table-cell>
        </table:table-row>
        <table:table-row table:style-name="TableRow78">
          <table:table-cell table:style-name="TableCell79">
            <text:list text:style-name="LFO13" text:continue-numbering="true">
              <text:list-item>
                <text:p text:style-name="P80">Social Media</text:p>
              </text:list-item>
            </text:list>
          </table:table-cell>
          <table:table-cell table:style-name="TableCell81">
            <text:list text:style-name="LFO13" text:continue-numbering="true">
              <text:list-item>
                <text:p text:style-name="P82">Teaching</text:p>
              </text:list-item>
            </text:list>
          </table:table-cell>
          <table:table-cell table:style-name="TableCell83">
            <text:list text:style-name="LFO13" text:continue-numbering="true">
              <text:list-item>
                <text:p text:style-name="P84">Customer Relations</text:p>
              </text:list-item>
            </text:list>
          </table:table-cell>
          <table:table-cell table:style-name="TableCell85">
            <text:list text:style-name="LFO13" text:continue-numbering="true">
              <text:list-item>
                <text:p text:style-name="P86">Strategic Planning</text:p>
              </text:list-item>
            </text:list>
          </table:table-cell>
        </table:table-row>
        <table:table-row table:style-name="TableRow87">
          <table:table-cell table:style-name="TableCell88">
            <text:list text:style-name="LFO13" text:continue-numbering="true">
              <text:list-item>
                <text:p text:style-name="P89">Problem Solving</text:p>
              </text:list-item>
            </text:list>
          </table:table-cell>
          <table:table-cell table:style-name="TableCell90">
            <text:list text:style-name="LFO13" text:continue-numbering="true">
              <text:list-item>
                <text:p text:style-name="P91">Sharepoint</text:p>
              </text:list-item>
            </text:list>
          </table:table-cell>
          <table:table-cell table:style-name="TableCell92">
            <text:list text:style-name="LFO13" text:continue-numbering="true">
              <text:list-item>
                <text:p text:style-name="P93">Editing</text:p>
              </text:list-item>
            </text:list>
          </table:table-cell>
          <table:table-cell table:style-name="TableCell94">
            <text:list text:style-name="LFO13" text:continue-numbering="true">
              <text:list-item>
                <text:p text:style-name="P95">Visio</text:p>
              </text:list-item>
            </text:list>
          </table:table-cell>
        </table:table-row>
        <table:table-row table:style-name="TableRow96">
          <table:table-cell table:style-name="TableCell97">
            <text:list text:style-name="LFO13" text:continue-numbering="true">
              <text:list-item>
                <text:p text:style-name="P98">User Flows</text:p>
              </text:list-item>
            </text:list>
          </table:table-cell>
          <table:table-cell table:style-name="TableCell99">
            <text:list text:style-name="LFO13" text:continue-numbering="true">
              <text:list-item>
                <text:p text:style-name="P100">Paper Prototyping</text:p>
              </text:list-item>
            </text:list>
          </table:table-cell>
          <table:table-cell table:style-name="TableCell101">
            <text:list text:style-name="LFO13" text:continue-numbering="true">
              <text:list-item>
                <text:p text:style-name="P102">Affinity Diagramming</text:p>
              </text:list-item>
            </text:list>
          </table:table-cell>
          <table:table-cell table:style-name="TableCell103">
            <text:list text:style-name="LFO13" text:continue-numbering="true">
              <text:list-item>
                <text:p text:style-name="P104">User Acceptance Testing</text:p>
              </text:list-item>
            </text:list>
          </table:table-cell>
        </table:table-row>
        <table:table-row table:style-name="TableRow105">
          <table:table-cell table:style-name="TableCell106">
            <text:list text:style-name="LFO13" text:continue-numbering="true">
              <text:list-item>
                <text:p text:style-name="P107">UAT coordination</text:p>
              </text:list-item>
            </text:list>
          </table:table-cell>
          <table:table-cell table:style-name="TableCell108">
            <text:list text:style-name="LFO13" text:continue-numbering="true">
              <text:list-item>
                <text:p text:style-name="P109">Process</text:p>
              </text:list-item>
            </text:list>
          </table:table-cell>
          <table:table-cell table:style-name="TableCell110">
            <text:list text:style-name="LFO13" text:continue-numbering="true">
              <text:list-item>
                <text:p text:style-name="P111">Requirements<text:s/>Gathering</text:p>
              </text:list-item>
            </text:list>
          </table:table-cell>
          <table:table-cell table:style-name="TableCell112">
            <text:list text:style-name="LFO13" text:continue-numbering="true">
              <text:list-item>
                <text:p text:style-name="P113">Use Case Analysis</text:p>
              </text:list-item>
            </text:list>
          </table:table-cell>
        </table:table-row>
        <table:table-row table:style-name="TableRow114">
          <table:table-cell table:style-name="TableCell115">
            <text:list text:style-name="LFO13" text:continue-numbering="true">
              <text:list-item>
                <text:p text:style-name="P116">XML</text:p>
              </text:list-item>
            </text:list>
          </table:table-cell>
          <table:table-cell table:style-name="TableCell117">
            <text:list text:style-name="LFO13" text:continue-numbering="true">
              <text:list-item>
                <text:p text:style-name="P118">Adobe Framemaker</text:p>
              </text:list-item>
            </text:list>
          </table:table-cell>
          <table:table-cell table:style-name="TableCell119">
            <text:list text:style-name="LFO13" text:continue-numbering="true">
              <text:list-item>
                <text:p text:style-name="P120">Adobe Pagemaker</text:p>
              </text:list-item>
            </text:list>
          </table:table-cell>
          <table:table-cell table:style-name="TableCell121">
            <text:list text:style-name="LFO13" text:continue-numbering="true">
              <text:list-item>
                <text:p text:style-name="P122">Adobe Photoshop</text:p>
              </text:list-item>
            </text:list>
          </table:table-cell>
        </table:table-row>
        <table:table-row table:style-name="TableRow123">
          <table:table-cell table:style-name="TableCell124">
            <text:list text:style-name="LFO13" text:continue-numbering="true">
              <text:list-item>
                <text:p text:style-name="P125">Microsoft Outlook</text:p>
              </text:list-item>
            </text:list>
          </table:table-cell>
          <table:table-cell table:style-name="TableCell126">
            <text:list text:style-name="LFO13" text:continue-numbering="true">
              <text:list-item>
                <text:p text:style-name="P127">Microsoft Office</text:p>
              </text:list-item>
            </text:list>
          </table:table-cell>
          <table:table-cell table:style-name="TableCell128">
            <text:list text:style-name="LFO13" text:continue-numbering="true">
              <text:list-item>
                <text:p text:style-name="P129">Microsoft Visio</text:p>
              </text:list-item>
            </text:list>
          </table:table-cell>
          <table:table-cell table:style-name="TableCell130">
            <text:list text:style-name="LFO13" text:continue-numbering="true">
              <text:list-item>
                <text:p text:style-name="P131">HTML</text:p>
              </text:list-item>
            </text:list>
          </table:table-cell>
        </table:table-row>
        <table:table-row table:style-name="TableRow132">
          <table:table-cell table:style-name="TableCell133">
            <text:list text:style-name="LFO13" text:continue-numbering="true">
              <text:list-item>
                <text:p text:style-name="P134">Adobe CS suite</text:p>
              </text:list-item>
            </text:list>
          </table:table-cell>
          <table:table-cell table:style-name="TableCell135">
            <text:list text:style-name="LFO13" text:continue-numbering="true">
              <text:list-item>
                <text:p text:style-name="P136">wiki</text:p>
              </text:list-item>
            </text:list>
          </table:table-cell>
          <table:table-cell table:style-name="TableCell137">
            <text:list text:style-name="LFO13" text:continue-numbering="true">
              <text:list-item>
                <text:p text:style-name="P138">CMS</text:p>
              </text:list-item>
            </text:list>
          </table:table-cell>
          <table:table-cell table:style-name="TableCell139">
            <text:list text:style-name="LFO13" text:continue-numbering="true">
              <text:list-item>
                <text:p text:style-name="P140">Wordpress</text:p>
              </text:list-item>
            </text:list>
          </table:table-cell>
        </table:table-row>
        <table:table-row table:style-name="TableRow141">
          <table:table-cell table:style-name="TableCell142">
            <text:list text:style-name="LFO13" text:continue-numbering="true">
              <text:list-item>
                <text:p text:style-name="P143">Drupal</text:p>
              </text:list-item>
            </text:list>
          </table:table-cell>
          <table:table-cell table:style-name="TableCell144">
            <text:list text:style-name="LFO13" text:continue-numbering="true">
              <text:list-item>
                <text:p text:style-name="P145">LMS (Learning Management System)</text:p>
              </text:list-item>
            </text:list>
          </table:table-cell>
          <table:table-cell table:style-name="TableCell146">
            <text:list text:style-name="LFO13" text:continue-numbering="true">
              <text:list-item>
                <text:p text:style-name="P147">Moodle</text:p>
              </text:list-item>
            </text:list>
          </table:table-cell>
          <table:table-cell table:style-name="TableCell148">
            <text:list text:style-name="LFO13" text:continue-numbering="true">
              <text:list-item>
                <text:p text:style-name="P149">Openoffice</text:p>
              </text:list-item>
            </text:list>
          </table:table-cell>
        </table:table-row>
        <table:table-row table:style-name="TableRow150">
          <table:table-cell table:style-name="TableCell151">
            <text:list text:style-name="LFO13" text:continue-numbering="true">
              <text:list-item>
                <text:p text:style-name="P152">OmniPlan</text:p>
              </text:list-item>
            </text:list>
          </table:table-cell>
          <table:table-cell table:style-name="TableCell153">
            <text:list text:style-name="LFO13" text:continue-numbering="true">
              <text:list-item>
                <text:p text:style-name="P154">Gantt Charts</text:p>
              </text:list-item>
            </text:list>
          </table:table-cell>
          <table:table-cell table:style-name="TableCell155">
            <text:list text:style-name="LFO13" text:continue-numbering="true">
              <text:list-item>
                <text:p text:style-name="P156">Quality Manual</text:p>
              </text:list-item>
            </text:list>
          </table:table-cell>
          <table:table-cell table:style-name="TableCell157">
            <text:list text:style-name="LFO13" text:continue-numbering="true">
              <text:list-item>
                <text:p text:style-name="P158">Compliance Program</text:p>
              </text:list-item>
            </text:list>
          </table:table-cell>
        </table:table-row>
        <table:table-row table:style-name="TableRow159">
          <table:table-cell table:style-name="TableCell160">
            <text:list text:style-name="LFO13" text:continue-numbering="true">
              <text:list-item>
                <text:p text:style-name="P161">Quality Assurance Program</text:p>
              </text:list-item>
            </text:list>
          </table:table-cell>
          <table:table-cell table:style-name="TableCell162">
            <text:list text:style-name="LFO13" text:continue-numbering="true">
              <text:list-item>
                <text:p text:style-name="P163">Compliance Auditing</text:p>
              </text:list-item>
            </text:list>
          </table:table-cell>
          <table:table-cell table:style-name="TableCell164">
            <text:list text:style-name="LFO13" text:continue-numbering="true">
              <text:list-item>
                <text:p text:style-name="P165">Smoothwall</text:p>
              </text:list-item>
            </text:list>
          </table:table-cell>
          <table:table-cell table:style-name="TableCell166">
            <text:list text:style-name="LFO13" text:continue-numbering="true">
              <text:list-item>
                <text:p text:style-name="P167">Single-sourcing</text:p>
              </text:list-item>
            </text:list>
          </table:table-cell>
        </table:table-row>
        <table:table-row table:style-name="TableRow168">
          <table:table-cell table:style-name="TableCell169">
            <text:list text:style-name="LFO13" text:continue-numbering="true">
              <text:list-item>
                <text:p text:style-name="P170">Linux</text:p>
              </text:list-item>
            </text:list>
          </table:table-cell>
          <table:table-cell table:style-name="TableCell171">
            <text:list text:style-name="LFO13" text:continue-numbering="true">
              <text:list-item>
                <text:p text:style-name="P172">Adobe Acrobat</text:p>
              </text:list-item>
            </text:list>
          </table:table-cell>
          <table:table-cell table:style-name="TableCell173">
            <text:list text:style-name="LFO13" text:continue-numbering="true">
              <text:list-item>
                <text:p text:style-name="P174">Madcap Flare</text:p>
              </text:list-item>
            </text:list>
          </table:table-cell>
          <table:table-cell table:style-name="TableCell175">
            <text:list text:style-name="LFO13" text:continue-numbering="true">
              <text:list-item>
                <text:p text:style-name="P176">Twitter</text:p>
              </text:list-item>
            </text:list>
          </table:table-cell>
        </table:table-row>
        <table:table-row table:style-name="TableRow177">
          <table:table-cell table:style-name="TableCell178">
            <text:list text:style-name="LFO13" text:continue-numbering="true">
              <text:list-item>
                <text:p text:style-name="P179">Experienced Business Analyst</text:p>
              </text:list-item>
            </text:list>
          </table:table-cell>
          <table:table-cell table:style-name="TableCell180">
            <text:list text:style-name="LFO13" text:continue-numbering="true">
              <text:list-item>
                <text:p text:style-name="P181">Business Process Mapping</text:p>
              </text:list-item>
            </text:list>
          </table:table-cell>
          <table:table-cell table:style-name="TableCell182">
            <text:list text:style-name="LFO13" text:continue-numbering="true">
              <text:list-item>
                <text:p text:style-name="P183">Customer Service</text:p>
              </text:list-item>
            </text:list>
          </table:table-cell>
          <table:table-cell table:style-name="TableCell184">
            <text:list text:style-name="LFO13" text:continue-numbering="true">
              <text:list-item>
                <text:p text:style-name="P185">Employee Training</text:p>
              </text:list-item>
            </text:list>
          </table:table-cell>
        </table:table-row>
        <table:table-row table:style-name="TableRow186">
          <table:table-cell table:style-name="TableCell187">
            <text:list text:style-name="LFO13" text:continue-numbering="true">
              <text:list-item>
                <text:p text:style-name="P188">Training</text:p>
              </text:list-item>
            </text:list>
          </table:table-cell>
          <table:table-cell table:style-name="TableCell189">
            <text:list text:style-name="LFO13" text:continue-numbering="true">
              <text:list-item>
                <text:p text:style-name="P190">Program<text:s/><text:soft-page-break/>Management</text:p>
              </text:list-item>
            </text:list>
          </table:table-cell>
          <table:table-cell table:style-name="TableCell191">
            <text:list text:style-name="LFO13" text:continue-numbering="true">
              <text:list-item>
                <text:p text:style-name="P192">FrameMaker</text:p>
              </text:list-item>
            </text:list>
          </table:table-cell>
          <table:table-cell table:style-name="TableCell193">
            <text:list text:style-name="LFO13" text:continue-numbering="true">
              <text:list-item>
                <text:p text:style-name="P194">Technical<text:s/><text:soft-page-break/>Communication</text:p>
              </text:list-item>
            </text:list>
          </table:table-cell>
        </table:table-row>
        <text:soft-page-break/>
        <table:table-row table:style-name="TableRow195">
          <table:table-cell table:style-name="TableCell196">
            <text:list text:style-name="LFO13" text:continue-numbering="true">
              <text:list-item>
                <text:p text:style-name="P197">Technical Documentation</text:p>
              </text:list-item>
            </text:list>
          </table:table-cell>
          <table:table-cell table:style-name="TableCell198">
            <text:list text:style-name="LFO13" text:continue-numbering="true">
              <text:list-item>
                <text:p text:style-name="P199">Online Help</text:p>
              </text:list-item>
            </text:list>
          </table:table-cell>
          <table:table-cell table:style-name="TableCell200">
            <text:list text:style-name="LFO13" text:continue-numbering="true">
              <text:list-item>
                <text:p text:style-name="P201">Project Planning</text:p>
              </text:list-item>
            </text:list>
          </table:table-cell>
          <table:table-cell table:style-name="TableCell202">
            <text:list text:style-name="LFO13" text:continue-numbering="true">
              <text:list-item>
                <text:p text:style-name="P203">Content Management</text:p>
              </text:list-item>
            </text:list>
          </table:table-cell>
        </table:table-row>
        <table:table-row table:style-name="TableRow204">
          <table:table-cell table:style-name="TableCell205">
            <text:list text:style-name="LFO13" text:continue-numbering="true">
              <text:list-item>
                <text:p text:style-name="P206">Manuals</text:p>
              </text:list-item>
            </text:list>
          </table:table-cell>
          <table:table-cell table:style-name="TableCell207">
            <text:list text:style-name="LFO13" text:continue-numbering="true">
              <text:list-item>
                <text:p text:style-name="P208">Interviews</text:p>
              </text:list-item>
            </text:list>
          </table:table-cell>
          <table:table-cell table:style-name="TableCell209">
            <text:list text:style-name="LFO13" text:continue-numbering="true">
              <text:list-item>
                <text:p text:style-name="P210">Software Documentation</text:p>
              </text:list-item>
            </text:list>
          </table:table-cell>
          <table:table-cell table:style-name="TableCell211">
            <text:list text:style-name="LFO13" text:continue-numbering="true">
              <text:list-item>
                <text:p text:style-name="P212">Business Process</text:p>
              </text:list-item>
            </text:list>
          </table:table-cell>
        </table:table-row>
        <table:table-row table:style-name="TableRow213">
          <table:table-cell table:style-name="TableCell214">
            <text:list text:style-name="LFO13" text:continue-numbering="true">
              <text:list-item>
                <text:p text:style-name="P215">Microsoft Word</text:p>
              </text:list-item>
            </text:list>
          </table:table-cell>
          <table:table-cell table:style-name="TableCell216">
            <text:list text:style-name="LFO13" text:continue-numbering="true">
              <text:list-item>
                <text:p text:style-name="P217">Process Improvement</text:p>
              </text:list-item>
            </text:list>
          </table:table-cell>
          <table:table-cell table:style-name="TableCell218">
            <text:list text:style-name="LFO13" text:continue-numbering="true">
              <text:list-item>
                <text:p text:style-name="P219">Entrepreneurship</text:p>
              </text:list-item>
            </text:list>
          </table:table-cell>
          <table:table-cell table:style-name="TableCell220">
            <text:list text:style-name="LFO13" text:continue-numbering="true">
              <text:list-item>
                <text:p text:style-name="P221">Microsoft Excel</text:p>
              </text:list-item>
            </text:list>
          </table:table-cell>
        </table:table-row>
      </table:table>
      <text:p text:style-name="Compac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00%" fo:background-color="transparent" style:tab-stop-distance="0.5in"/>
      <style:text-properties style:font-name="Cambria" style:font-name-asian="Cambr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Times New Roman" fo:font-weight="bold" style:font-weight-asian="bold" style:font-weight-complex="bold" fo:color="#345A8A" fo:font-size="18pt" style:font-size-asian="18pt" style:font-size-complex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Times New Roman" fo:font-weight="bold" style:font-weight-asian="bold" style:font-weight-complex="bold" fo:color="#4F81BD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Times New Roman" fo:font-weight="bold" style:font-weight-asian="bold" style:font-weight-complex="bold" fo:color="#4F81B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Times New Roman" fo:font-weight="bold" style:font-weight-asian="bold" style:font-weight-complex="bold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Times New Roman" fo:font-style="italic" style:font-style-asian="italic" style:font-style-complex="italic" fo:color="#4F81BD" fo:hyphenate="false"/>
    </style:style>
    <style:style style:name="Normal" style:display-name="Normal" style:family="paragraph">
      <style:paragraph-properties fo:margin-top="0.125in" fo:margin-bottom="0.125in"/>
      <style:text-properties fo:hyphenate="false"/>
    </style:style>
    <style:style style:name="DefaultParagraphFont" style:display-name="Default Paragraph Font" style:family="text"/>
    <style:style style:name="Compact" style:display-name="Compact" style:family="paragraph" style:parent-style-name="Normal">
      <style:paragraph-properties fo:margin-top="0.025in" fo:margin-bottom="0.025in"/>
      <style:text-properties fo:hyphenate="false"/>
    </style:style>
    <style:style style:name="Title" style:display-name="Title" style:family="paragraph" style:parent-style-name="Normal" style:next-style-name="Normal">
      <style:paragraph-properties fo:keep-with-next="always" fo:keep-together="always" fo:text-align="center" fo:margin-top="0.3333in" fo:margin-bottom="0.1666in"/>
      <style:text-properties style:font-name="Calibri" style:font-name-asian="Times New Roman" fo:font-weight="bold" style:font-weight-asian="bold" style:font-weight-complex="bold" fo:color="#345A8A" fo:font-size="18pt" style:font-size-asian="18pt" style:font-size-complex="18pt" fo:hyphenate="false"/>
    </style:style>
    <style:style style:name="Authors" style:display-name="Authors" style:family="paragraph" style:next-style-name="Normal">
      <style:paragraph-properties fo:keep-with-next="always" fo:keep-together="always" fo:text-align="center"/>
      <style:text-properties fo:hyphenate="false"/>
    </style:style>
    <style:style style:name="Date" style:display-name="Date" style:family="paragraph" style:next-style-name="Normal">
      <style:paragraph-properties fo:keep-with-next="always" fo:keep-together="always" fo:text-align="center"/>
      <style:text-properties fo:hyphenate="false"/>
    </style:style>
    <style:style style:name="BlockQuote" style:display-name="Block Quote" style:family="paragraph" style:parent-style-name="Normal" style:next-style-name="Normal">
      <style:paragraph-properties fo:margin-top="0.0694in" fo:margin-bottom="0.0694in"/>
      <style:text-properties style:font-name="Calibri" style:font-name-asian="Times New Roman" style:font-weight-complex="bold" fo:font-size="10pt" style:font-size-asian="10pt" style:font-size-complex="10pt" fo:hyphenate="false"/>
    </style:style>
    <style:style style:name="FootnoteText" style:display-name="Footnote Text" style:family="paragraph" style:parent-style-name="Normal">
      <style:text-properties fo:hyphenate="false"/>
    </style:style>
    <style:style style:name="DefinitionTerm" style:display-name="Definition Term" style:family="paragraph" style:parent-style-name="Normal" style:next-style-name="Definition">
      <style:paragraph-properties fo:keep-with-next="always" fo:keep-together="always" fo:margin-bottom="0in"/>
      <style:text-properties fo:font-weight="bold" style:font-weight-asian="bold" fo:hyphenate="false"/>
    </style:style>
    <style:style style:name="Definition" style:display-name="Definition" style:family="paragraph" style:parent-style-name="Normal">
      <style:text-properties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TableCaption" style:display-name="Table Caption" style:family="paragraph" style:parent-style-name="Normal">
      <style:paragraph-properties fo:margin-top="0in" fo:margin-bottom="0.0833in"/>
      <style:text-properties fo:font-style="italic" style:font-style-asian="italic" fo:hyphenate="false"/>
    </style:style>
    <style:style style:name="ImageCaption" style:display-name="Image Caption" style:family="paragraph" style:parent-style-name="Normal">
      <style:paragraph-properties fo:margin-top="0in" fo:margin-bottom="0.0833in"/>
      <style:text-properties fo:font-style="italic" style:font-style-asian="italic" fo:hyphenate="false"/>
    </style:style>
    <style:style style:name="BodyTextChar" style:display-name="Body Text Char" style:family="text" style:parent-style-name="DefaultParagraphFont"/>
    <style:style style:name="VerbatimChar" style:display-name="Verbatim Char" style:family="text" style:parent-style-name="BodyTextChar">
      <style:text-properties style:font-name="Consolas" fo:font-size="11pt" style:font-size-asian="11pt"/>
    </style:style>
    <style:style style:name="FootnoteRef" style:display-name="Footnote Ref" style:family="text" style:parent-style-name="BodyTextChar">
      <style:text-properties style:text-position="super 66.6%"/>
    </style:style>
    <style:style style:name="Link" style:display-name="Link" style:family="text" style:parent-style-name="BodyTextChar">
      <style:text-properties fo:color="#4F81BD"/>
    </style:style>
    <style:style style:name="SourceCode" style:display-name="Source Code" style:family="paragraph" style:parent-style-name="Normal">
      <style:paragraph-properties style:line-break="normal"/>
      <style:text-properties fo:hyphenate="false"/>
    </style:style>
    <style:style style:name="KeywordTok" style:display-name="KeywordTok" style:family="text" style:parent-style-name="VerbatimChar">
      <style:text-properties fo:font-weight="bold" style:font-weight-asian="bold" fo:color="#007020"/>
    </style:style>
    <style:style style:name="DataTypeTok" style:display-name="DataTypeTok" style:family="text" style:parent-style-name="VerbatimChar">
      <style:text-properties fo:color="#902000"/>
    </style:style>
    <style:style style:name="DecValTok" style:display-name="DecValTok" style:family="text" style:parent-style-name="VerbatimChar">
      <style:text-properties fo:color="#40A070"/>
    </style:style>
    <style:style style:name="BaseNTok" style:display-name="BaseNTok" style:family="text" style:parent-style-name="VerbatimChar">
      <style:text-properties fo:color="#40A070"/>
    </style:style>
    <style:style style:name="FloatTok" style:display-name="FloatTok" style:family="text" style:parent-style-name="VerbatimChar">
      <style:text-properties fo:color="#40A070"/>
    </style:style>
    <style:style style:name="CharTok" style:display-name="CharTok" style:family="text" style:parent-style-name="VerbatimChar">
      <style:text-properties fo:color="#4070A0"/>
    </style:style>
    <style:style style:name="StringTok" style:display-name="StringTok" style:family="text" style:parent-style-name="VerbatimChar">
      <style:text-properties fo:color="#4070A0"/>
    </style:style>
    <style:style style:name="CommentTok" style:display-name="CommentTok" style:family="text" style:parent-style-name="VerbatimChar">
      <style:text-properties fo:font-style="italic" style:font-style-asian="italic" fo:color="#60A0B0"/>
    </style:style>
    <style:style style:name="OtherTok" style:display-name="OtherTok" style:family="text" style:parent-style-name="VerbatimChar">
      <style:text-properties fo:color="#007020"/>
    </style:style>
    <style:style style:name="AlertTok" style:display-name="AlertTok" style:family="text" style:parent-style-name="VerbatimChar">
      <style:text-properties fo:font-weight="bold" style:font-weight-asian="bold" fo:color="#FF0000"/>
    </style:style>
    <style:style style:name="FunctionTok" style:display-name="FunctionTok" style:family="text" style:parent-style-name="VerbatimChar">
      <style:text-properties fo:color="#06287E"/>
    </style:style>
    <style:style style:name="RegionMarkerTok" style:display-name="RegionMarkerTok" style:family="text" style:parent-style-name="VerbatimChar"/>
    <style:style style:name="ErrorTok" style:display-name="ErrorTok" style:family="text" style:parent-style-name="VerbatimChar">
      <style:text-properties fo:font-weight="bold" style:font-weight-asian="bold" fo:color="#FF0000"/>
    </style:style>
    <style:style style:name="NormalTok" style:display-name="NormalTok" style:family="text" style:parent-style-name="VerbatimChar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3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4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5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6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7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8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9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0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1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2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3">
      <text:list-level-style-bullet text:level="1" text:bullet-char="•">
        <style:list-level-properties text:space-before="0in" text:min-label-width="0.3333in"/>
      </text:list-level-style-bullet>
      <text:list-level-style-bullet text:level="2" text:bullet-char="–">
        <style:list-level-properties text:space-before="0.5in" text:min-label-width="0.3333in"/>
      </text:list-level-style-bullet>
      <text:list-level-style-bullet text:level="3" text:bullet-char="•">
        <style:list-level-properties text:space-before="1in" text:min-label-width="0.3333in"/>
      </text:list-level-style-bullet>
      <text:list-level-style-bullet text:level="4" text:bullet-char="–">
        <style:list-level-properties text:space-before="1.5in" text:min-label-width="0.3333in"/>
      </text:list-level-style-bullet>
      <text:list-level-style-bullet text:level="5" text:bullet-char="•">
        <style:list-level-properties text:space-before="2in" text:min-label-width="0.3333in"/>
      </text:list-level-style-bullet>
      <text:list-level-style-bullet text:level="6" text:bullet-char="–">
        <style:list-level-properties text:space-before="2.5in" text:min-label-width="0.3333in"/>
      </text:list-level-style-bullet>
      <text:list-level-style-bullet text:level="7" text:bullet-char="•">
        <style:list-level-properties text:space-before="3in" text:min-label-width="0.3333in"/>
      </text:list-level-style-bullet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am lao</meta:initial-creator>
    <dc:creator>Sam lao</dc:creator>
    <meta:creation-date>2014-04-29T03:15:00Z</meta:creation-date>
    <dc:date>2014-04-30T11:42:00Z</dc:date>
    <meta:template xlink:href="Normal.dotm" xlink:type="simple"/>
    <meta:editing-cycles>3</meta:editing-cycles>
    <meta:editing-duration>PT60S</meta:editing-duration>
    <meta:document-statistic meta:page-count="5" meta:paragraph-count="8" meta:word-count="630" meta:character-count="4213" meta:row-count="29" meta:non-whitespace-character-count="3591"/>
  </office:meta>
</office:document-meta>
</file>